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5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6568" calcext:value-type="float">
            <text:p>91.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5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7424" calcext:value-type="float">
            <text:p>91.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5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3624" calcext:value-type="float">
            <text:p>91.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208" calcext:value-type="float">
            <text:p>92.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64" calcext:value-type="float">
            <text:p>93.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8968" calcext:value-type="float">
            <text:p>92.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8592" calcext:value-type="float">
            <text:p>93.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9928" calcext:value-type="float">
            <text:p>93.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024" calcext:value-type="float">
            <text:p>93.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4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5168" calcext:value-type="float">
            <text:p>93.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0408" calcext:value-type="float">
            <text:p>93.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4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36" calcext:value-type="float">
            <text:p>93.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4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784" calcext:value-type="float">
            <text:p>93.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4416" calcext:value-type="float">
            <text:p>94.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2" calcext:value-type="float">
            <text:p>96.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256" calcext:value-type="float">
            <text:p>96.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272" calcext:value-type="float">
            <text:p>97.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368" calcext:value-type="float">
            <text:p>98.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992" calcext:value-type="float">
            <text:p>98.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3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752" calcext:value-type="float">
            <text:p>98.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3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98" calcext:value-type="float">
            <text:p>98.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3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8088" calcext:value-type="float">
            <text:p>98.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3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504" calcext:value-type="float">
            <text:p>97.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3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512" calcext:value-type="float">
            <text:p>98.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3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8088" calcext:value-type="float">
            <text:p>98.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616" calcext:value-type="float">
            <text:p>98.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536" calcext:value-type="float">
            <text:p>100.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92" calcext:value-type="float">
            <text:p>100.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0904" calcext:value-type="float">
            <text:p>102.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2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28" calcext:value-type="float">
            <text:p>102.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2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5288" calcext:value-type="float">
            <text:p>103.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2928" calcext:value-type="float">
            <text:p>104.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2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2928" calcext:value-type="float">
            <text:p>104.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2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8752" calcext:value-type="float">
            <text:p>105.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2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5288" calcext:value-type="float">
            <text:p>103.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2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8544" calcext:value-type="float">
            <text:p>104.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2176" calcext:value-type="float">
            <text:p>105.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2656" calcext:value-type="float">
            <text:p>105.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0088" calcext:value-type="float">
            <text:p>106.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1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96" calcext:value-type="float">
            <text:p>107.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1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816" calcext:value-type="float">
            <text:p>107.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1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1152" calcext:value-type="float">
            <text:p>107.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1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632" calcext:value-type="float">
            <text:p>107.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4408" calcext:value-type="float">
            <text:p>108.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144" calcext:value-type="float">
            <text:p>110.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1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6808" calcext:value-type="float">
            <text:p>110.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1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5952" calcext:value-type="float">
            <text:p>110.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1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728" calcext:value-type="float">
            <text:p>111.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4992" calcext:value-type="float">
            <text:p>109.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288" calcext:value-type="float">
            <text:p>110.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528" calcext:value-type="float">
            <text:p>110.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96" calcext:value-type="float">
            <text:p>111.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064" calcext:value-type="float">
            <text:p>111.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1296" calcext:value-type="float">
            <text:p>111.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636" calcext:value-type="float">
            <text:p>111.8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14" calcext:value-type="float">
            <text:p>112.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208" calcext:value-type="float">
            <text:p>111.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304" calcext:value-type="float">
            <text:p>111.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8936" calcext:value-type="float">
            <text:p>112.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5136" calcext:value-type="float">
            <text:p>113.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3904" calcext:value-type="float">
            <text:p>114.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6304" calcext:value-type="float">
            <text:p>115.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384" calcext:value-type="float">
            <text:p>116.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2128" calcext:value-type="float">
            <text:p>116.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908" calcext:value-type="float">
            <text:p>116.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5216" calcext:value-type="float">
            <text:p>120.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5256" calcext:value-type="float">
            <text:p>123.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5736" calcext:value-type="float">
            <text:p>123.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06" calcext:value-type="float">
            <text:p>124.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4984" calcext:value-type="float">
            <text:p>124.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9368" calcext:value-type="float">
            <text:p>124.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3272" calcext:value-type="float">
            <text:p>124.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5464" calcext:value-type="float">
            <text:p>124.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2896" calcext:value-type="float">
            <text:p>125.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4544" calcext:value-type="float">
            <text:p>127.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3416" calcext:value-type="float">
            <text:p>128.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9864" calcext:value-type="float">
            <text:p>133.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2392" calcext:value-type="float">
            <text:p>130.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6064" calcext:value-type="float">
            <text:p>134.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6544" calcext:value-type="float">
            <text:p>134.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072" calcext:value-type="float">
            <text:p>133.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8736" calcext:value-type="float">
            <text:p>135.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4832" calcext:value-type="float">
            <text:p>135.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1784" calcext:value-type="float">
            <text:p>135.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3496" calcext:value-type="float">
            <text:p>134.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7024" calcext:value-type="float">
            <text:p>135.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6168" calcext:value-type="float">
            <text:p>135.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3976" calcext:value-type="float">
            <text:p>135.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6648" calcext:value-type="float">
            <text:p>135.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7984" calcext:value-type="float">
            <text:p>135.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2264" calcext:value-type="float">
            <text:p>135.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6272" calcext:value-type="float">
            <text:p>136.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98" calcext:value-type="float">
            <text:p>136.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0576" calcext:value-type="float">
            <text:p>129.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2368" calcext:value-type="float">
            <text:p>136.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932" calcext:value-type="float">
            <text:p>136.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1512" calcext:value-type="float">
            <text:p>136.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6752" calcext:value-type="float">
            <text:p>136.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1703111303402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6752" calcext:value-type="float">
            <text:p>136.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36" meta:object-count="0"/>
    <meta:user-defined meta:name="AppVersion">3.0</meta:user-defined>
  </office:meta>
</office:document-meta>
</file>